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Doom II</text:span>, also known as <text:span text:style-name="T2">Doom II: Hell on Earth</text:span>, is a <text:a xlink:type="simple" xlink:href="https://en.wikipedia.org/wiki/First-person_shooter" text:style-name="Internet_20_link" text:visited-style-name="Visited_20_Internet_20_Link">first-person shooter</text:a> game by <text:a xlink:type="simple" xlink:href="https://en.wikipedia.org/wiki/Id_Software" text:style-name="Internet_20_link" text:visited-style-name="Visited_20_Internet_20_Link">id Software</text:a>. It was released for <text:a xlink:type="simple" xlink:href="https://en.wikipedia.org/wiki/MS-DOS" text:style-name="Internet_20_link" text:visited-style-name="Visited_20_Internet_20_Link">MS-DOS</text:a> in 1994 and <text:a xlink:type="simple" xlink:href="https://en.wikipedia.org/wiki/Mac_(computer)" text:style-name="Internet_20_link" text:visited-style-name="Visited_20_Internet_20_Link">Macintosh</text:a> in 1995. Unlike the original <text:a xlink:type="simple" xlink:href="https://en.wikipedia.org/wiki/Doom_(1993_video_game)" text:style-name="Internet_20_link" text:visited-style-name="Visited_20_Internet_20_Link"><text:span text:style-name="T1">Doom</text:span></text:a>, which was initially only available through <text:a xlink:type="simple" xlink:href="https://en.wikipedia.org/wiki/Shareware" text:style-name="Internet_20_link" text:visited-style-name="Visited_20_Internet_20_Link">shareware</text:a> and mail order, <text:span text:style-name="T1">Doom II</text:span> was sold in stores. </text:p>
      <text:p text:style-name="Text_20_body">Compared to its predecessor, <text:span text:style-name="T1">Doom II</text:span> features larger levels, new enemies, a new "super shotgun" weapon, and a new <text:a xlink:type="simple" xlink:href="https://en.wikipedia.org/wiki/Power-up" text:style-name="Internet_20_link" text:visited-style-name="Visited_20_Internet_20_Link">power-up</text:a>. <text:span text:style-name="T1">Master Levels for Doom II</text:span>, an <text:a xlink:type="simple" xlink:href="https://en.wikipedia.org/wiki/Expansion_pack" text:style-name="Internet_20_link" text:visited-style-name="Visited_20_Internet_20_Link">expansion pack</text:a> with 21 new levels, was released on December 26, 1995. Another expansion, <text:span text:style-name="T1">No Rest for the Living</text:span>, which adds nine extra levels, was developed for the release of the game on <text:a xlink:type="simple" xlink:href="https://en.wikipedia.org/wiki/Xbox_Live_Arcade" text:style-name="Internet_20_link" text:visited-style-name="Visited_20_Internet_20_Link">Xbox Live Arcade</text:a> and is also included in the <text:a xlink:type="simple" xlink:href="https://en.wikipedia.org/wiki/Doom_3:_BFG_Edition" text:style-name="Internet_20_link" text:visited-style-name="Visited_20_Internet_20_Link"><text:span text:style-name="T1">Doom 3: BFG Edition</text:span></text:a>, as part of <text:span text:style-name="T1">Doom Classic Complete</text:span>, and as a free add-on for the 2019 <text:a xlink:type="simple" xlink:href="https://en.wikipedia.org/wiki/Unity_(game_engine)" text:style-name="Internet_20_link" text:visited-style-name="Visited_20_Internet_20_Link">Unity</text:a> engine port of <text:span text:style-name="T1">Doom II</text:span>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2:07:04.135197100</meta:creation-date>
    <dc:date>2023-10-12T12:08:22.907660423</dc:date>
    <meta:editing-duration>PT1M20S</meta:editing-duration>
    <meta:editing-cycles>1</meta:editing-cycles>
    <meta:document-statistic meta:table-count="0" meta:image-count="0" meta:object-count="0" meta:page-count="1" meta:paragraph-count="2" meta:word-count="141" meta:character-count="781" meta:non-whitespace-character-count="640"/>
    <meta:generator>LibreOffice/7.3.7.2$Linux_X86_64 LibreOffice_project/30$Build-2</meta:generator>
  </office:meta>
</office:document-meta>
</file>